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1.2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cm"/>
    </style:style>
    <style:style style:name="ce4" style:family="table-cell" style:parent-style-name="Default">
      <style:table-cell-properties fo:wrap-option="wrap" fo:border="0.74pt solid #000000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规格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小计</text:p>
          </table:table-cell>
          <table:table-cell office:value-type="string" calcext:value-type="string">
            <text:p>购买链接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50W开关电源 72V/4.8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2]*[.C2]" office:value-type="float" office:value="80" calcext:value-type="float">
            <text:p>80</text:p>
          </table:table-cell>
          <table:table-cell table:style-name="ce5" office:value-type="string" calcext:value-type="string">
            <text:p><text:a xlink:href="https://item.taobao.com/item.htm?spm=a1z09.2.0.0.a7b02e8dmjEWm9&amp;id=662292236110&amp;_u=vvgtba4ba4" xlink:type="simple">https://item.taobao.com/item.htm?spm=a1z09.2.0.0.a7b02e8dmjEWm9&amp;id=662292236110&amp;_u=vvgtba4ba4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Y6020L数控可调直流稳压电源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[.D3]*[.C3]" office:value-type="float" office:value="89" calcext:value-type="float">
            <text:p>89</text:p>
          </table:table-cell>
          <table:table-cell office:value-type="string" calcext:value-type="string">
            <text:p><text:a xlink:href="https://item.taobao.com/item.htm?spm=a1z09.2.0.0.a7b02e8dmjEWm9&amp;id=705221619376&amp;_u=vvgtba0f4d" xlink:type="simple">https://item.taobao.com/item.htm?spm=a1z09.2.0.0.a7b02e8dmjEWm9&amp;id=705221619376&amp;_u=vvgtba0f4d</text:a>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su_front_case-BodyPocket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]*[.C4]" office:value-type="float" office:value="0" calcext:value-type="float">
            <text:p>0</text:p>
          </table:table-cell>
          <table:table-cell office:value-type="string" calcext:value-type="string">
            <text:p>自行打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u_back_case-BodyPad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]*[.C5]" office:value-type="float" office:value="0" calcext:value-type="float">
            <text:p>0</text:p>
          </table:table-cell>
          <table:table-cell office:value-type="string" calcext:value-type="string">
            <text:p>自行打印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su_buck_circuit_base_board-BodyP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]*[.C6]" office:value-type="float" office:value="0" calcext:value-type="float">
            <text:p>0</text:p>
          </table:table-cell>
          <table:table-cell office:value-type="string" calcext:value-type="string">
            <text:p>自行打印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su_buck_circuit_case-BodyPad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*[.C7]" office:value-type="float" office:value="0" calcext:value-type="float">
            <text:p>0</text:p>
          </table:table-cell>
          <table:table-cell office:value-type="string" calcext:value-type="string">
            <text:p>自行打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u_gasket-BodyP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]*[.C8]" office:value-type="float" office:value="0" calcext:value-type="float">
            <text:p>0</text:p>
          </table:table-cell>
          <table:table-cell office:value-type="string" calcext:value-type="string">
            <text:p>自行打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MM香蕉面板插座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formula="of:=[.D9]*[.C9]" office:value-type="float" office:value="3.2" calcext:value-type="float">
            <text:p>3.2</text:p>
          </table:table-cell>
          <table:table-cell office:value-type="string" calcext:value-type="string">
            <text:p><text:a xlink:href="https://item.taobao.com/item.htm?spm=a1z09.2.0.0.a7b02e8dmjEWm9&amp;id=663268046720&amp;_u=vvgtbaf5fc" xlink:type="simple">https://item.taobao.com/item.htm?spm=a1z09.2.0.0.a7b02e8dmjEWm9&amp;id=663268046720&amp;_u=vvgtbaf5fc</text:a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C-01嵌入式三合一带灯带开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*[.C10]" office:value-type="float" office:value="2" calcext:value-type="float">
            <text:p>2</text:p>
          </table:table-cell>
          <table:table-cell office:value-type="string" calcext:value-type="string">
            <text:p><text:a xlink:href="https://item.taobao.com/item.htm?spm=a1z09.2.0.0.a7b02e8dmjEWm9&amp;id=580786614376&amp;_u=vvgtba8872" xlink:type="simple">https://item.taobao.com/item.htm?spm=a1z09.2.0.0.a7b02e8dmjEWm9&amp;id=580786614376&amp;_u=vvgtba8872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awg导线 1米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table:formula="of:=[.D11]*[.C11]" office:value-type="float" office:value="5.56" calcext:value-type="float">
            <text:p>5.56</text:p>
          </table:table-cell>
          <table:table-cell office:value-type="string" calcext:value-type="string">
            <text:p><text:a xlink:href="https://item.taobao.com/item.htm?spm=a230r.1.14.28.2ea49bcbZKbP9g&amp;id=673530778096&amp;ns=1&amp;abbucket=13#detail" xlink:type="simple">https://item.taobao.com/item.htm?spm=a230r.1.14.28.2ea49bcbZKbP9g&amp;id=673530778096&amp;ns=1&amp;abbucket=13#detai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8mm插簧端子20个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[.D12]*[.C12]" office:value-type="float" office:value="2.1" calcext:value-type="float">
            <text:p>2.1</text:p>
          </table:table-cell>
          <table:table-cell office:value-type="string" calcext:value-type="string">
            <text:p><text:a xlink:href="https://detail.tmall.com/item.htm?id=616193485485&amp;spm=a1z0d.6639537/tb.1997196601.4.26a47484OpK9bE&amp;skuId=4342577556354" xlink:type="simple">https://detail.tmall.com/item.htm?id=616193485485&amp;spm=a1z0d.6639537/tb.1997196601.4.26a47484OpK9bE&amp;skuId=4342577556354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叉形绝缘冷压接线端子SV1.25-4 100个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table:formula="of:=[.D13]*[.C13]" office:value-type="float" office:value="6.8" calcext:value-type="float">
            <text:p>6.8</text:p>
          </table:table-cell>
          <table:table-cell office:value-type="string" calcext:value-type="string">
            <text:p><text:a xlink:href="https://detail.tmall.com/item.htm?_u=vvgtbaa00e&amp;id=615525324946&amp;spm=a1z09.2.0.0.7ebc2e8dAHAn0g" xlink:type="simple">https://detail.tmall.com/item.htm?_u=vvgtbaa00e&amp;id=615525324946&amp;spm=a1z09.2.0.0.7ebc2e8dAHAn0g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热熔螺母M3*4*4.2 50个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[.D14]*[.C14]" office:value-type="float" office:value="5.6" calcext:value-type="float">
            <text:p>5.6</text:p>
          </table:table-cell>
          <table:table-cell office:value-type="string" calcext:value-type="string">
            <text:p><text:a xlink:href="https://detail.tmall.com/item.htm?_u=vvgtbafe19&amp;id=673922235027&amp;spm=a1z09.2.0.0.5cf02e8dm1JKsB" xlink:type="simple">https://detail.tmall.com/item.htm?_u=vvgtbafe19&amp;id=673922235027&amp;spm=a1z09.2.0.0.5cf02e8dm1JKsB</text:a></text:p>
          </table:table-cell>
        </table:table-row>
        <table:table-row table:style-name="ro1">
          <table:table-cell/>
          <table:table-cell office:value-type="string" calcext:value-type="string">
            <text:p>合计</text:p>
          </table:table-cell>
          <table:table-cell table:number-columns-repeated="2"/>
          <table:table-cell table:formula="of:=SUM([.E2:.E14])" office:value-type="float" office:value="194.26" calcext:value-type="float">
            <text:p>194.26</text:p>
          </table:table-cell>
          <table:table-cell/>
        </table:table-row>
        <table:table-row table:style-name="ro4" table:number-rows-repeated="104856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9:03:19.356000000</meta:creation-date>
    <dc:date>2023-05-31T19:27:15.478000000</dc:date>
    <meta:editing-duration>PT22M43S</meta:editing-duration>
    <meta:editing-cycles>3</meta:editing-cycles>
    <meta:generator>LibreOffice/7.5.0.3$Windows_X86_64 LibreOffice_project/c21113d003cd3efa8c53188764377a8272d9d6de</meta:generator>
    <meta:document-statistic meta:table-count="1" meta:cell-count="86" meta:object-count="0"/>
  </office:meta>
</office:document-meta>
</file>